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4.471cm" table:align="center" style:writing-mode="lr-tb"/>
    </style:style>
    <style:style style:name="Table2.A" style:family="table-column">
      <style:table-column-properties style:column-width="6.944cm"/>
    </style:style>
    <style:style style:name="Table2.B" style:family="table-column">
      <style:table-column-properties style:column-width="7.527cm"/>
    </style:style>
    <style:style style:name="Table2.1" style:family="table-row">
      <style:table-row-properties style:min-row-height="0.702cm" fo:keep-together="auto"/>
    </style:style>
    <style:style style:name="Table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" style:family="table">
      <style:table-properties style:width="10.633cm" fo:margin-left="-0.191cm" table:align="left" style:writing-mode="lr-tb"/>
    </style:style>
    <style:style style:name="Table1.A" style:family="table-column">
      <style:table-column-properties style:column-width="10.633cm"/>
    </style:style>
    <style:style style:name="Table1.1" style:family="table-row">
      <style:table-row-properties style:min-row-height="1.374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</style:style>
    <style:style style:name="P3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officeooo:paragraph-rsid="003c27c8"/>
    </style:style>
    <style:style style:name="P4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officeooo:paragraph-rsid="003ca03d"/>
    </style:style>
    <style:style style:name="P5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ccbca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e0778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9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" fo:font-size="10pt" style:font-size-asian="10pt" style:font-name-complex="Arial2" style:font-size-complex="10pt" style:font-style-complex="italic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Standard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96793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96793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a8dc6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2061b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name-complex="Arial2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style:font-size-asian="10pt" style:font-name-complex="Arial2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size-asian="10pt" style:font-name-complex="Arial2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officeooo:paragraph-rsid="00296793" style:font-size-asian="10pt" style:font-name-complex="Arial2" style:font-size-complex="10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officeooo:paragraph-rsid="00296793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style:font-size-asian="10pt" style:font-name-complex="Arial2" style:font-size-complex="10pt" style:font-style-complex="italic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296793" style:font-size-asian="10pt" style:font-name-complex="Arial2" style:font-size-complex="10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96793" style:font-size-asian="10pt" style:font-name-complex="Arial2" style:font-size-complex="10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96793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2ede13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officeooo:paragraph-rsid="00296793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fo:font-weight="bold" officeooo:paragraph-rsid="00296793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30bea7" fo:background-color="transparent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weight="bold" officeooo:paragraph-rsid="0033fa5e" fo:background-color="transparent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2d7260" fo:background-color="transparent" style:font-size-asian="10pt" style:font-name-complex="Arial2" style:font-size-complex="10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" fo:font-size="10pt" fo:language="en" fo:country="US" officeooo:paragraph-rsid="0030bea7" fo:background-color="transparent" style:font-size-asian="10pt" style:font-name-complex="Arial2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30bea7" fo:background-color="transparent" style:font-size-asian="10pt" style:font-name-complex="Arial2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en" fo:country="US" officeooo:paragraph-rsid="00326f59" fo:background-color="transparent" style:font-size-asian="10pt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296793" style:font-size-asian="10pt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3c27c8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3ca03d" style:font-size-asian="10pt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officeooo:paragraph-rsid="00296793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fo:font-weight="normal" officeooo:paragraph-rsid="0029679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language="en" fo:country="US" style:text-underline-style="solid" style:text-underline-width="auto" style:text-underline-color="font-color" officeooo:paragraph-rsid="00296793" style:font-name-asian="Times New Roman1" style:font-size-asian="10pt" style:language-asian="pt" style:country-asian="BR" style:font-name-complex="Arial2" style:font-size-complex="10pt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name-asian="Times New Roman1" style:font-size-asian="10pt" style:language-asian="pt" style:country-asian="BR" style:font-name-complex="Arial2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Arial" fo:font-size="10pt" style:font-size-asian="10pt" style:font-name-complex="Arial2" style:font-size-complex="10pt" style:font-style-complex="italic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style:font-size-asian="10pt" style:font-name-complex="Arial2" style:font-size-complex="10pt" style:font-style-complex="italic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PT" style:text-underline-style="none" fo:font-weight="bold" officeooo:rsid="001f3f3a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a9ad0" fo:background-color="transparen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2d7260" fo:background-color="transparent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30bea7" fo:background-color="transparent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officeooo:paragraph-rsid="00326f59" fo:background-color="transparent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d7260" fo:background-color="transparent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30bea7" fo:background-color="transparent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326f59" fo:background-color="transparent"/>
    </style:style>
    <style:style style:name="P69" style:family="paragraph" style:parent-style-name="Body_20_Text_20_3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70" style:family="paragraph" style:parent-style-name="Normal">
      <style:paragraph-properties fo:margin-top="0cm" fo:margin-bottom="0cm" style:contextual-spacing="false" fo:line-height="100%" fo:text-align="justify" style:justify-single-word="false" style:text-autospace="none"/>
      <style:text-properties fo:color="#000000" style:font-name="Arial1" fo:font-size="10pt" fo:language="en" fo:country="US" fo:font-weight="bold" style:font-size-asian="10pt" style:font-weight-asian="bold" style:font-name-complex="Arial1" style:font-size-complex="10pt" style:font-style-complex="italic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>
        <style:background-image/>
      </style:paragraph-properties>
      <style:text-properties fo:color="#000000" style:font-name="Arial" fo:font-size="10pt" fo:language="en" fo:country="US" fo:font-weight="bold" officeooo:paragraph-rsid="00296793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background-color="transparent">
        <style:background-image/>
      </style:paragraph-properties>
      <style:text-properties fo:color="#000000" style:font-name="Arial" fo:font-size="10pt" fo:font-weight="bold" officeooo:paragraph-rsid="00296793" fo:background-color="transparent" style:font-size-asian="10pt" style:font-weight-asian="bold" style:font-name-complex="Arial2" style:font-size-complex="10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style:font-size-asian="10pt" style:font-weight-asian="bold" style:font-name-complex="Arial2" style:font-size-complex="10pt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fo:color="#000000" style:font-name="Arial" fo:font-size="10pt" fo:font-weight="bold" officeooo:paragraph-rsid="00296793" fo:background-color="transparent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officeooo:paragraph-rsid="00296793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 fo:background-color="#cccccc">
        <style:background-image/>
      </style:paragraph-properties>
      <style:text-properties officeooo:paragraph-rsid="00296793" fo:background-color="transparent"/>
    </style:style>
    <style:style style:name="P81" style:family="paragraph" style:parent-style-name="Standard">
      <style:paragraph-properties fo:margin-top="0.049cm" fo:margin-bottom="0.049cm" style:contextual-spacing="false" fo:line-height="100%"/>
    </style:style>
    <style:style style:name="P82" style:family="paragraph" style:parent-style-name="Standard">
      <style:paragraph-properties fo:margin-top="0.049cm" fo:margin-bottom="0.049cm" style:contextual-spacing="false" fo:line-height="100%"/>
      <style:text-properties fo:color="#000000" style:font-name="Arial" fo:font-size="8pt" fo:language="pt" fo:country="PT" style:font-name-asian="Times New Roman1" style:font-size-asian="8pt" style:language-asian="pt" style:country-asian="BR" style:font-name-complex="Arial2" style:font-size-complex="8pt"/>
    </style:style>
    <style:style style:name="P83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8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85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 style:font-name="Arial" fo:font-size="10pt" style:font-size-asian="10pt" style:font-name-complex="Arial2" style:font-size-complex="10pt"/>
    </style:style>
    <style:style style:name="P86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/>
    </style:style>
    <style:style style:name="P8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fo:color="#000000"/>
    </style:style>
    <style:style style:name="P88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officeooo:paragraph-rsid="000973d1"/>
    </style:style>
    <style:style style:name="P89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background-color="transparent"/>
    </style:style>
    <style:style style:name="P90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</style:style>
    <style:style style:name="P91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2" style:font-weight-complex="bold"/>
    </style:style>
    <style:style style:name="P92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</style:style>
    <style:style style:name="P93" style:family="paragraph" style:parent-style-name="Standard">
      <style:paragraph-properties fo:margin-left="0cm" fo:margin-right="0.307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3c27c8" style:font-size-asian="10pt" style:font-weight-asian="bold" style:font-name-complex="Arial2" style:font-size-complex="10pt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3ca03d" style:font-size-asian="10pt" style:font-weight-asian="bold" style:font-name-complex="Arial2" style:font-size-complex="10pt" style:font-weight-complex="bold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ca03d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a8dc6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officeooo:paragraph-rsid="00296793" style:font-name-asian="Times New Roman1" style:font-size-asian="10pt" style:language-asian="pt" style:country-asian="BR" style:font-name-complex="Arial2" style:font-size-complex="10pt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style:text-underline-style="none" fo:font-weight="normal" officeooo:rsid="001f3f3a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a9ad0" fo:background-color="transparent" style:font-size-asian="10pt" style:font-weight-asian="normal" style:font-name-complex="Arial2" style:font-size-complex="10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cf7af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style:text-underline-style="none" fo:font-weight="normal" officeooo:rsid="002ebd36" officeooo:paragraph-rsid="000de6dc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rsid="002ebd36" officeooo:paragraph-rsid="000a9ad0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rsid="002ebd36" officeooo:paragraph-rsid="000a9ad0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1f3f3a" officeooo:paragraph-rsid="001c136a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PT" style:text-underline-style="none" fo:font-weight="bold" officeooo:rsid="001f3f3a" officeooo:paragraph-rsid="002a8dc6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officeooo:paragraph-rsid="003c27c8" style:font-size-asian="10pt" style:font-name-complex="Arial2" style:font-size-complex="10pt" style:font-weight-complex="bold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officeooo:paragraph-rsid="003ca03d" style:font-size-asian="10pt" style:font-name-complex="Arial2" style:font-size-complex="10pt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fo:font-weight="normal" officeooo:paragraph-rsid="003c27c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en" fo:country="US" fo:font-weight="normal" officeooo:paragraph-rsid="003ca03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" fo:font-size="10pt" fo:language="en" fo:country="US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37cd84" style:font-size-asian="10pt" style:font-weight-asian="bold" style:font-name-complex="Arial2" style:font-size-complex="10pt" style:font-weight-complex="bold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3c27c8" style:font-size-asian="10pt" style:font-weight-asian="bold" style:font-name-complex="Arial2" style:font-size-complex="10pt" style:font-weight-complex="bold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3ca03d" style:font-size-asian="10pt" style:font-weight-asian="bold" style:font-name-complex="Arial2" style:font-size-complex="10pt" style:font-weight-complex="bold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de6dc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cf7af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0cf7af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104bff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1" fo:font-size="10pt" style:text-underline-style="none" fo:font-weight="normal" officeooo:rsid="002ebd36" officeooo:paragraph-rsid="0012061b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size="10pt" style:text-underline-style="none" fo:font-weight="normal" officeooo:rsid="001f3f3a" officeooo:paragraph-rsid="000a9ad0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d7260" fo:background-color="transparent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30bea7" fo:background-color="transparent" style:font-size-asian="10pt" style:font-weight-asian="normal" style:font-name-complex="Arial2" style:font-size-complex="10pt" style:font-weight-complex="normal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326f59" fo:background-color="transparent" style:font-size-asian="10pt" style:font-weight-asian="normal" style:font-name-complex="Arial2" style:font-size-complex="10pt" style:font-weight-complex="normal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rsid="001f3f3a" officeooo:paragraph-rsid="002c309d" fo:background-color="transparent" style:font-size-asian="10pt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ca03d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96793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c309d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2ede13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8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9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" fo:font-size="10pt" fo:language="en" fo:country="US" fo:font-weight="normal" officeooo:paragraph-rsid="0033fa5e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0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en" fo:country="US" fo:font-weight="bold" officeooo:paragraph-rsid="00296793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4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4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30bea7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fo:font-weight="normal" officeooo:paragraph-rsid="00326f5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font-weight="normal" officeooo:paragraph-rsid="00296793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weight="normal" officeooo:paragraph-rsid="000e645c" fo:background-color="transparent" style:font-size-asian="10pt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 fo:background-color="#cccccc">
        <style:tab-stops>
          <style:tab-stop style:position="0cm"/>
        </style:tab-stops>
        <style:background-image/>
      </style:paragraph-properties>
      <style:text-properties officeooo:paragraph-rsid="00296793"/>
    </style:style>
    <style:style style:name="P147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cccccc">
        <style:background-image/>
      </style:paragraph-properties>
      <style:text-properties fo:color="#000000" style:font-name="Arial" fo:font-size="10pt" fo:font-weight="bold" officeooo:paragraph-rsid="0035e64a" style:font-size-asian="10pt" style:font-weight-asian="bold" style:font-name-complex="Arial2" style:font-size-complex="10pt" style:font-weight-complex="bold"/>
    </style:style>
    <style:style style:name="P148" style:family="paragraph" style:parent-style-name="Body_20_Text_20_3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af12b" fo:background-color="transparent" style:font-size-asian="10pt" style:font-weight-asian="bold" style:font-name-complex="Arial2" style:font-size-complex="8pt" style:font-style-complex="italic" style:font-weight-complex="bold"/>
    </style:style>
    <style:style style:name="P149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50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P151" style:family="paragraph" style:parent-style-name="Standard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96793" style:font-size-asian="10pt" style:font-name-complex="Arial2" style:font-size-complex="10pt" style:font-weight-complex="bold"/>
    </style:style>
    <style:style style:name="P152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53" style:family="paragraph" style:parent-style-name="Body_20_Text_20_3">
      <style:text-properties style:font-name="Arial" fo:font-size="10pt" style:font-size-asian="10pt" style:font-name-complex="Arial2" style:font-weight-complex="bold"/>
    </style:style>
    <style:style style:name="P154" style:family="paragraph" style:parent-style-name="Body_20_Text_20_3">
      <style:text-properties fo:color="#000000" style:font-name="Arial" fo:font-size="10pt" fo:language="pt" fo:country="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155" style:family="paragraph" style:parent-style-name="Body_20_Text_20_3"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9ba0d" fo:background-color="transparent" style:font-size-asian="10pt" style:font-weight-asian="bold" style:font-name-complex="Arial2" style:font-size-complex="8pt" style:font-style-complex="italic" style:font-weight-complex="bold"/>
    </style:style>
    <style:style style:name="P156" style:family="paragraph" style:parent-style-name="Body_20_Text_20_3"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c27c8" fo:background-color="transparent" style:font-size-asian="10pt" style:font-weight-asian="bold" style:font-name-complex="Arial2" style:font-size-complex="8pt" style:font-style-complex="italic" style:font-weight-complex="bold"/>
    </style:style>
    <style:style style:name="P157" style:family="paragraph" style:parent-style-name="Body_20_Text_20_3">
      <style:text-properties fo:color="#000000" style:font-name="Arial" fo:font-size="10pt" fo:language="pt" fo:country="PT" style:text-underline-style="solid" style:text-underline-width="auto" style:text-underline-color="font-color" fo:font-weight="bold" officeooo:paragraph-rsid="003ca03d" fo:background-color="transparent" style:font-size-asian="10pt" style:font-weight-asian="bold" style:font-name-complex="Arial2" style:font-size-complex="8pt" style:font-style-complex="italic" style:font-weight-complex="bold"/>
    </style:style>
    <style:style style:name="P15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159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a8dc6" fo:background-color="#ffff00" style:font-name-asian="Times New Roman1" style:font-size-asian="10pt" style:language-asian="pt" style:country-asian="BR" style:font-name-complex="Arial2" style:font-size-complex="10pt"/>
    </style:style>
    <style:style style:name="P160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" fo:font-size="10pt" officeooo:paragraph-rsid="002b28a9" fo:background-color="#ffff00" style:font-name-asian="Times New Roman1" style:font-size-asian="10pt" style:language-asian="pt" style:country-asian="BR" style:font-name-complex="Arial2" style:font-size-complex="10pt"/>
    </style:style>
    <style:style style:name="P161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62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normal" officeooo:paragraph-rsid="002010bc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3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normal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normal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5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normal" officeooo:paragraph-rsid="002010bc" fo:background-color="transparent" style:font-size-asian="10pt" style:font-weight-asian="normal" style:font-name-complex="Arial2" style:font-size-complex="10pt" style:font-weight-complex="normal"/>
    </style:style>
    <style:style style:name="P166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" fo:font-size="10pt" fo:language="en" fo:country="US" fo:font-weight="normal" officeooo:paragraph-rsid="002b28a9" fo:background-color="transparent" style:font-size-asian="10pt" style:font-weight-asian="normal" style:font-name-complex="Arial2" style:font-size-complex="10pt" style:font-weight-complex="normal"/>
    </style:style>
    <style:style style:name="P16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paragraph-rsid="002604db" fo:background-color="transparent" style:font-size-asian="10pt" style:font-weight-asian="normal" style:font-name-complex="Arial2" style:font-size-complex="10pt" style:font-weight-complex="normal"/>
    </style:style>
    <style:style style:name="P168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officeooo:paragraph-rsid="002b28a9" fo:background-color="transparent" style:font-size-asian="10pt" style:font-weight-asian="normal" style:font-name-complex="Arial2" style:font-size-complex="10pt" style:font-weight-complex="normal"/>
    </style:style>
    <style:style style:name="P16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paragraph-rsid="0021f18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0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paragraph-rsid="002a8dc6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style:text-underline-style="none" fo:font-weight="normal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3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PT" style:text-underline-style="none" fo:font-weight="bold" officeooo:rsid="001f3f3a" officeooo:paragraph-rsid="002b28a9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7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rsid="001f3f3a" officeooo:paragraph-rsid="0021f188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5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rsid="001f3f3a" officeooo:paragraph-rsid="002604db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6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rsid="001f3f3a" officeooo:paragraph-rsid="002a8dc6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style:text-underline-style="none" fo:font-weight="normal" officeooo:rsid="001f3f3a" officeooo:paragraph-rsid="002b28a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8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010bc" fo:background-color="transparent"/>
    </style:style>
    <style:style style:name="P179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604db" fo:background-color="transparent"/>
    </style:style>
    <style:style style:name="P18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officeooo:paragraph-rsid="002b28a9" fo:background-color="transparent"/>
    </style:style>
    <style:style style:name="P181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style:font-name="Arial" fo:font-size="10pt" style:font-size-asian="10pt" style:font-name-complex="Arial2" style:font-size-complex="10pt" style:font-weight-complex="bold"/>
    </style:style>
    <style:style style:name="P182" style:family="paragraph" style:parent-style-name="Standard">
      <style:paragraph-properties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officeooo:paragraph-rsid="000de6dc"/>
    </style:style>
    <style:style style:name="P18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style:font-name="Arial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84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size-asian="10pt" style:font-name-complex="Arial2" style:font-size-complex="10pt" style:font-weight-complex="bold"/>
    </style:style>
    <style:style style:name="P1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86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style:font-name="Arial" fo:font-size="10pt" fo:language="pt" fo:country="PT" style:font-size-asian="10pt" style:language-asian="pt" style:country-asian="BR" style:font-name-complex="Arial2" style:font-size-complex="10pt"/>
    </style:style>
    <style:style style:name="P187" style:family="paragraph" style:parent-style-name="Standard">
      <style:paragraph-properties fo:margin-left="0cm" fo:margin-right="0.31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PT" fo:font-weight="normal" officeooo:paragraph-rsid="003c27c8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88" style:family="paragraph" style:parent-style-name="Standard">
      <style:paragraph-properties fo:margin-top="0.049cm" fo:margin-bottom="0.049cm" style:contextual-spacing="false" fo:line-height="100%"/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P189" style:family="paragraph" style:parent-style-name="Standard">
      <style:paragraph-properties fo:margin-left="0cm" fo:margin-right="0.307cm" fo:margin-top="0.049cm" fo:margin-bottom="0.049cm" style:contextual-spacing="false" fo:line-height="100%" fo:text-indent="0cm" style:auto-text-indent="false"/>
      <style:text-properties fo:color="#000000" style:font-name="Arial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90" style:family="paragraph" style:parent-style-name="List_20_Paragraph">
      <style:paragraph-properties fo:margin-left="0.5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paragraph-rsid="00296793" style:font-size-asian="10pt" style:font-name-complex="Arial2" style:font-size-complex="10pt" style:font-weight-complex="bold"/>
    </style:style>
    <style:style style:name="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2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4" style:family="text">
      <style:text-properties fo:color="#000000" style:font-name="Arial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6" style:family="text">
      <style:text-properties fo:color="#000000" style:font-name="Arial" fo:font-size="10pt" fo:language="pt" fo:country="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7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/>
    </style:style>
    <style:style style:name="T8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9" style:family="text">
      <style:text-properties fo:color="#000000" style:font-name="Arial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10" style:family="text">
      <style:text-properties fo:color="#000000" style:font-name="Arial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11" style:family="text">
      <style:text-properties fo:color="#000000" style:font-name="Arial" fo:font-size="10pt" fo:language="pt" fo:country="PT" officeooo:rsid="002b28a9" style:font-name-asian="Times New Roman1" style:font-size-asian="10pt" style:language-asian="pt" style:country-asian="BR" style:font-name-complex="Arial2" style:font-size-complex="10pt"/>
    </style:style>
    <style:style style:name="T12" style:family="text">
      <style:text-properties fo:color="#000000" style:font-name="Arial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3" style:family="text">
      <style:text-properties fo:color="#000000" style:font-name="Arial" fo:font-size="10pt" fo:language="pt" fo:country="PT" fo:font-weight="normal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14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/>
    </style:style>
    <style:style style:name="T15" style:family="text">
      <style:text-properties fo:color="#000000" style:font-name="Arial" fo:font-size="10pt" fo:language="pt" fo:country="PT" fo:background-color="transparent" style:font-name-asian="Times New Roman1" style:font-size-asian="10pt" style:language-asian="pt" style:country-asian="BR" style:font-name-complex="Arial2" style:font-size-complex="10pt"/>
    </style:style>
    <style:style style:name="T16" style:family="text">
      <style:text-properties fo:color="#000000" style:font-name="Arial" fo:font-size="10pt" style:font-size-asian="10pt" style:font-name-complex="Arial2" style:font-size-complex="10pt"/>
    </style:style>
    <style:style style:name="T17" style:family="text"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T18" style:family="text"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T19" style:family="text">
      <style:text-properties fo:color="#000000" style:font-name="Arial" fo:font-size="10pt" fo:font-weight="bold" officeooo:rsid="0042351f" style:font-size-asian="10pt" style:font-weight-asian="bold" style:font-name-complex="Arial2" style:font-size-complex="10pt"/>
    </style:style>
    <style:style style:name="T20" style:family="text">
      <style:text-properties fo:color="#000000" style:font-name="Arial" fo:font-size="10pt" fo:font-weight="bold" style:font-size-asian="10pt" style:font-weight-asian="bold" style:font-name-complex="Arial2" style:font-weight-complex="bold"/>
    </style:style>
    <style:style style:name="T21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22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23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weight-complex="bold"/>
    </style:style>
    <style:style style:name="T24" style:family="text">
      <style:text-properties fo:color="#000000" style:font-name="Arial" fo:font-size="10pt" style:font-name-asian="Times New Roman1" style:font-size-asian="10pt" style:language-asian="pt" style:country-asian="BR" style:font-name-complex="Arial2"/>
    </style:style>
    <style:style style:name="T25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26" style:family="text">
      <style:text-properties fo:color="#000000" style:font-name="Arial" fo:font-size="10pt" officeooo:rsid="002b28a9" style:font-name-asian="Times New Roman1" style:font-size-asian="10pt" style:language-asian="pt" style:country-asian="BR" style:font-name-complex="Arial2" style:font-size-complex="10pt"/>
    </style:style>
    <style:style style:name="T27" style:family="text">
      <style:text-properties fo:color="#000000" style:font-name="Arial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28" style:family="text"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T29" style:family="text">
      <style:text-properties fo:color="#000000" style:font-name="Arial" fo:font-size="10pt" fo:language="en" fo:country="US" fo:font-weight="bold" officeooo:rsid="0042351f" style:font-size-asian="10pt" style:font-weight-asian="bold" style:font-name-complex="Arial2" style:font-size-complex="10pt"/>
    </style:style>
    <style:style style:name="T30" style:family="text">
      <style:text-properties fo:color="#000000" style:font-name="Arial" fo:font-size="10pt" fo:language="en" fo:country="US" style:font-size-asian="10pt" style:font-name-complex="Arial2" style:font-size-complex="10pt"/>
    </style:style>
    <style:style style:name="T31" style:family="text">
      <style:text-properties fo:color="#000000"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2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33" style:family="text">
      <style:text-properties fo:color="#000000" style:font-name="Arial" fo:font-size="10pt" fo:font-style="italic" style:font-name-asian="Times New Roman1" style:font-size-asian="10pt" style:language-asian="pt" style:country-asian="BR" style:font-style-asian="italic" style:font-name-complex="Arial2" style:font-style-complex="italic"/>
    </style:style>
    <style:style style:name="T34" style:family="text">
      <style:text-properties fo:color="#000000" style:font-name="Arial" fo:font-size="10pt" fo:background-color="transparent" style:font-name-asian="Times New Roman1" style:font-size-asian="10pt" style:language-asian="pt" style:country-asian="BR" style:font-name-complex="Arial2" style:font-size-complex="10pt"/>
    </style:style>
    <style:style style:name="T35" style:family="text">
      <style:text-properties fo:color="#000000" style:font-name-complex="Arial2"/>
    </style:style>
    <style:style style:name="T36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T37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38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39" style:family="text">
      <style:text-properties style:font-name="Arial" fo:font-size="10pt" fo:language="pt" fo:country="PT" fo:font-weight="bold" style:font-size-asian="10pt" style:font-weight-asian="bold" style:font-name-complex="Arial2" style:font-size-complex="10pt" style:font-weight-complex="bold"/>
    </style:style>
    <style:style style:name="T40" style:family="text">
      <style:text-properties style:font-name="Arial" fo:font-size="10pt" fo:language="pt" fo:country="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41" style:family="text">
      <style:text-properties style:font-name="Arial" fo:font-size="10pt" fo:language="pt" fo:country="PT" style:font-size-asian="10pt" style:font-name-complex="Arial2" style:font-size-complex="10pt" style:font-weight-complex="bold"/>
    </style:style>
    <style:style style:name="T42" style:family="text">
      <style:text-properties style:font-name="Arial" fo:font-size="10pt" fo:language="pt" fo:country="PT" style:font-size-asian="10pt" style:language-asian="pt" style:country-asian="BR" style:font-name-complex="Arial2" style:font-size-complex="10pt"/>
    </style:style>
    <style:style style:name="T43" style:family="text">
      <style:text-properties style:font-name="Arial" fo:font-size="10pt" style:font-size-asian="10pt" style:font-name-complex="Arial2" style:font-size-complex="10pt"/>
    </style:style>
    <style:style style:name="T44" style:family="text">
      <style:text-properties style:font-name="Arial" fo:font-size="10pt" style:font-size-asian="10pt" style:font-name-complex="Arial2" style:font-size-complex="10pt" style:font-style-complex="italic"/>
    </style:style>
    <style:style style:name="T45" style:family="text">
      <style:text-properties style:font-name="Arial" fo:font-size="10pt" style:font-size-asian="10pt" style:font-name-complex="Arial2" style:font-size-complex="10pt" style:font-weight-complex="bold"/>
    </style:style>
    <style:style style:name="T46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47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48" style:family="text">
      <style:text-properties style:font-name="Arial" fo:font-size="10pt" fo:font-weight="bold" officeooo:rsid="0035fd2a" style:font-size-asian="10pt" style:font-weight-asian="bold" style:font-name-complex="Arial2" style:font-size-complex="10pt"/>
    </style:style>
    <style:style style:name="T49" style:family="text">
      <style:text-properties style:font-name="Arial" fo:font-size="10pt" fo:language="en" fo:country="US" style:font-size-asian="10pt" style:font-name-complex="Arial2" style:font-size-complex="10pt" style:font-weight-complex="bold"/>
    </style:style>
    <style:style style:name="T50" style:family="text">
      <style:text-properties style:font-name="Arial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51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52" style:family="text">
      <style:text-properties style:font-name="Arial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53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54" style:family="text">
      <style:text-properties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55" style:family="text">
      <style:text-properties style:font-name="Arial" fo:font-size="10pt" fo:background-color="transparent" style:font-size-asian="10pt" style:font-name-complex="Arial2" style:font-size-complex="10pt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normal" fo:background-color="transparent" style:font-name-asian="Times New Roman1" style:language-asian="pt" style:country-asian="BR" style:font-weight-asian="normal"/>
    </style:style>
    <style:style style:name="T58" style:family="text">
      <style:text-properties fo:language="pt" fo:country="PT" fo:font-weight="bold" fo:background-color="transparent" style:font-weight-asian="bold" style:font-size-complex="8pt"/>
    </style:style>
    <style:style style:name="T59" style:family="text">
      <style:text-properties fo:language="pt" fo:country="PT" fo:background-color="transparent" style:font-size-complex="8pt" style:font-style-complex="italic"/>
    </style:style>
    <style:style style:name="T60" style:family="text">
      <style:text-properties fo:font-weight="bold" style:font-weight-asian="bold"/>
    </style:style>
    <style:style style:name="T61" style:family="text">
      <style:text-properties style:font-size-complex="10pt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T63" style:family="text">
      <style:text-properties style:text-underline-style="none" fo:font-weight="normal" officeooo:rsid="00383c9f" style:font-weight-asian="normal" style:font-weight-complex="normal"/>
    </style:style>
    <style:style style:name="T64" style:family="text">
      <style:text-properties style:text-underline-style="none" officeooo:rsid="00383c9f"/>
    </style:style>
    <style:style style:name="T65" style:family="text">
      <style:text-properties style:font-name="Arial1" fo:language="en" fo:country="US" fo:font-style="normal" style:text-underline-style="none" officeooo:rsid="001f3f3a" style:font-style-asian="normal" style:font-name-complex="Arial1" style:font-style-complex="normal"/>
    </style:style>
    <style:style style:name="T66" style:family="text">
      <style:text-properties style:font-name="Arial1" fo:language="en" fo:country="US" fo:font-style="normal" style:text-underline-style="none" officeooo:rsid="002ebd36" style:font-style-asian="normal" style:font-name-complex="Arial1" style:font-style-complex="normal"/>
    </style:style>
    <style:style style:name="T67" style:family="text">
      <style:text-properties style:font-name="Arial1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68" style:family="text">
      <style:text-properties style:font-name="Arial1" style:text-underline-style="none" fo:font-weight="normal" officeooo:rsid="001f3f3a" style:font-weight-asian="normal" style:font-weight-complex="normal"/>
    </style:style>
    <style:style style:name="T69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70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7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72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73" style:family="text">
      <style:text-properties officeooo:rsid="0035e64a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for each=&quot;information in filter_inf_presentations(o.information_presentation_ids, 'Restri鋏es de uso', 'approved')&quot;&gt;" text:name="FILLIN &quot;&lt;for each=&quot;information in filter_inf_presentations(o.information_presentation_ids, 'Restrições de uso', 'approved')&quot;&gt;&quot;"/>
        <text:user-field-decl office:value-type="string" office:string-value="&lt;if test=&quot;information.parent_information_id&quot;&gt;" text:name="FILLIN &quot;&lt;if test=&quot;information.parent_information_id&quot;&gt;&quot;"/>
        <text:user-field-decl office:value-type="string" office:string-value="&lt;information.parent_information_id.text&gt;" text:name="FILLIN &quot;&lt;information.parent_information_id.text&gt;&quot;"/>
        <text:user-field-decl office:value-type="string" office:string-value="&lt;/if&gt;" text:name="FILLIN &quot;&lt;/if&gt;&quot;"/>
        <text:user-field-decl office:value-type="string" office:string-value="&lt;if test=&quot;not information.parent_information_id&quot;&gt;" text:name="FILLIN &quot;&lt;if test=&quot;not information.parent_information_id&quot;&gt;&quot;"/>
        <text:user-field-decl office:value-type="string" office:string-value="&lt;information.text&gt;" text:name="FILLIN &quot;&lt;information.text&gt;&quot;"/>
        <text:user-field-decl office:value-type="string" office:string-value="&lt;/for&gt;" text:name="FILLIN &quot;&lt;/for&gt;&quot;"/>
      </text:user-field-decls>
      <text:p text:style-name="P183">RELATÓRIO TÉCNICO I</text:p>
      <text:p text:style-name="P70"><text:placeholder text:placeholder-type="text">&lt;setLang('pt_BR')&gt;</text:placeholder></text:p>
      <text:p text:style-name="P9"><text:span text:style-name="T58"><text:placeholder text:placeholder-type="text">&lt;o.technical_product_id.name&gt;</text:placeholder></text:span><text:span text:style-name="T58"> </text:span></text:p>
      <text:p text:style-name="P55"/>
      <text:p text:style-name="P47">PRODUTO TÉCNICO por EQUIVALÊNCIA </text:p>
      <text:p text:style-name="P47"/>
      <text:p text:style-name="P47"/>
      <text:p text:style-name="P42">Este Relatório Técnico contém as informações e documentos exigidos no Anexo II, itens 11, 15 e 16 do Decreto 4.074/02, alterado pelo Decreto 5.981/06.</text:p>
      <text:p text:style-name="P42"/>
      <text:p text:style-name="P73"><text:span text:style-name="T47">1 - Comprovante de que a empresa requerente está devidamente registrada nessa modalidade em órgão competente do Estado, do Distrito Federal ou do Município. </text:span><text:span text:style-name="T46">(Anexo 11.2)</text:span></text:p>
      <text:p text:style-name="P85"/>
      <text:p text:style-name="P87"><text:span text:style-name="T43">A empresa </text:span><text:span text:style-name="T43"><text:placeholder text:placeholder-type="text">&lt;o.operative_id.partner_id.name&gt;</text:placeholder></text:span><text:span text:style-name="T43"> está devidamente cadastrada junto ao órgão SEAB/PR sob o nº 003483, conforme dados cadastrais da empresa junto à CGAA. </text:span></text:p>
      <text:p text:style-name="P43"/>
      <text:p text:style-name="P74">2 - Idem, relativamente ao(s) fabricante(s) estabelecido(s) no País.</text:p>
      <text:p text:style-name="P43"/>
      <text:p text:style-name="P84"><text:placeholder text:placeholder-type="text">&lt;for each="manufacturer in o.partner_role_in_registry_ids"&gt;</text:placeholder></text:p>
      <text:p text:style-name="P84"><text:span text:style-name="T61"><text:placeholder text:placeholder-type="text">&lt;if test="manufacturer.type =='manufacturer'"&gt;</text:placeholder></text:span> <text:tab/></text:p>
      <text:p text:style-name="P43"><text:placeholder text:placeholder-type="text">&lt;if test="manufacturer.partner_id.country_id.id ==32"&gt;</text:placeholder></text:p>
      <text:p text:style-name="P86"><text:span text:style-name="T44">A empresa </text:span><text:span text:style-name="T37"><text:placeholder text:placeholder-type="text">&lt;manufacturer.partner_id.name&gt;</text:placeholder></text:span><text:span text:style-name="T37"> </text:span><text:span text:style-name="T44">está devidamente cadastrada junto ao órgão SEAB/PR sob o nº 003483, conforme dados cadastrais da empresa junto à CGAA. </text:span>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56"><text:placeholder text:placeholder-type="text">&lt;/for&gt;</text:placeholder></text:p>
      <text:p text:style-name="P24"/>
      <text:p text:style-name="P24">Não se aplica. Trata-se de fabricante internacional.</text:p>
      <text:p text:style-name="P43"/>
      <text:p text:style-name="P74">3 - Idem, relativamente ao(s) formulador(es) estabelecido(s) no País.</text:p>
      <text:p text:style-name="P43"/>
      <text:p text:style-name="P24">Não se aplica. Trata-se de Produto Técnico.</text:p>
      <text:p text:style-name="P43"/>
      <text:p text:style-name="P78"><text:span text:style-name="T18">4 - Documento comprobatório da condição de representante legal da empresa requerente. </text:span><text:span text:style-name="T46">(Anexo 11.3)</text:span></text:p>
      <text:p text:style-name="P88"><text:span text:style-name="T2"><text:placeholder text:placeholder-type="text">&lt;o.proxy_id.name&gt;</text:placeholder></text:span><text:span text:style-name="T2"> </text:span><text:span text:style-name="T55">é representante legal da empresa </text:span><text:span text:style-name="T2"><text:placeholder text:placeholder-type="text">&lt;o.operative_id.partner_id.name&gt;</text:placeholder></text:span><text:span text:style-name="T55">, conforme consta na Procuração para Representante Legal, constante na pasta cadas</text:span><text:span text:style-name="T43">tral junto à CGAA</text:span><text:span text:style-name="T46">. </text:span></text:p>
      <text:p text:style-name="P43"/>
      <text:p text:style-name="P78"><text:span text:style-name="T18">5 - Certificado de análise física-química do produto. </text:span><text:span text:style-name="T46">(Anexo 11.4)</text:span></text:p>
      <text:p text:style-name="P49">Certificado de análise física-química</text:p>
      <text:p text:style-name="P49"/>
      <text:p text:style-name="P103"><text:placeholder text:placeholder-type="text">&lt;if test="study(o, 'Certificado de análise física-química','approved')"&gt;</text:placeholder></text:p>
      <text:p text:style-name="P127"><text:placeholder text:placeholder-type="text">&lt;for each="study in studies(o, 'Certificado de análise física-química','approved')"&gt;</text:placeholder></text:p>
      <text:p text:style-name="P62"><text:span text:style-name="T43">De acordo com o resultado da análise, o produto encontra-se dentro das especificações, conforme cópia autenticada do Certificado de Análise nº </text:span><text:span text:style-name="T53"><text:placeholder text:placeholder-type="text">&lt;study.reference&gt;</text:placeholder></text:span><text:span text:style-name="T43">, expedido pela </text:span><text:span text:style-name="T53"><text:placeholder text:placeholder-type="text">&lt;if test="study.laboratory_id"&gt;</text:placeholder></text:span><text:span text:style-name="T53"><text:placeholder text:placeholder-type="text">&lt;study.laboratory_id.name&gt;</text:placeholder></text:span><text:span text:style-name="T53"><text:placeholder text:placeholder-type="text">&lt;/if&gt;</text:placeholder></text:span><text:span text:style-name="T53">.</text:span></text:p>
      <text:p text:style-name="P104"><text:placeholder text:placeholder-type="text">&lt;/for&gt;</text:placeholder></text:p>
      <text:p text:style-name="P108"><text:placeholder text:placeholder-type="text">&lt;/if&gt;</text:placeholder></text:p>
      <text:p text:style-name="P107"/>
      <text:p text:style-name="P147">6 - Quando existentes, informações sobre a situação do produto, registro, usos autorizados, restrições e seus motivos, relativamente ao País de origem. <text:span text:style-name="T73">(Anexo 11.7)</text:span></text:p>
      <text:p text:style-name="P141"><text:soft-page-break/></text:p>
      <text:p text:style-name="P123"><text:placeholder text:placeholder-type="text">&lt;for each="inf in informations(o, 'Restrições de uso','approved')"&gt;</text:placeholder></text:p>
      <text:p text:style-name="P125"><text:placeholder text:placeholder-type="text">&lt;insert_html(inf)&gt;</text:placeholder></text:p>
      <text:p text:style-name="P124"/>
      <text:p text:style-name="P105"><text:placeholder text:placeholder-type="text">&lt;/for&gt;</text:placeholder></text:p>
      <text:p text:style-name="P74">7 - Informações sobre a existência de restrições ou proibições a produtos à base do mesmo ingrediente ativo e seus motivos, em outros países.</text:p>
      <text:p text:style-name="P14"/>
      <text:p text:style-name="P123"><text:placeholder text:placeholder-type="text">&lt;for each="inf in informations(o, 'Restrições em outros países','approved')"&gt;</text:placeholder></text:p>
      <text:p text:style-name="P124"><text:placeholder text:placeholder-type="text">&lt;insert_html(inf)&gt;</text:placeholder></text:p>
      <text:p text:style-name="P124"/>
      <text:p text:style-name="P105"><text:placeholder text:placeholder-type="text">&lt;/for&gt;</text:placeholder></text:p>
      <text:p text:style-name="P78"><text:span text:style-name="T18">8 - Descrição detalhada do(s) método(s) de desativação do produto, acompanhada de laudo técnico que indique o poder de redução dos componentes, com a identificação dos resíduos remanescentes e a entidade instalada no País apta a realização do processo. </text:span><text:span text:style-name="T46"><text:s/>(Anexo 11.</text:span><text:span text:style-name="T48">9</text:span><text:span text:style-name="T46">)</text:span></text:p>
      <text:p text:style-name="P43"/>
      <text:p text:style-name="P40"><text:span text:style-name="T35">Método de desativação: </text:span><text:span text:style-name="T68"><text:placeholder text:placeholder-type="text">&lt;for each="inf in informations(o, 'Método de desativação','approved')"&gt;</text:placeholder></text:span></text:p>
      <text:p text:style-name="P126"><text:placeholder text:placeholder-type="text">&lt;insert_html(inf)&gt;</text:placeholder></text:p>
      <text:p text:style-name="P124"/>
      <text:p text:style-name="P60"><text:placeholder text:placeholder-type="text">&lt;/for&gt;</text:placeholder></text:p>
      <text:p text:style-name="P122"><text:placeholder text:placeholder-type="text">&lt;for each="study in studies(o, 'Laudo de Desativação','approved')"&gt;</text:placeholder></text:p>
      <text:p text:style-name="P182"><text:span text:style-name="T43">Segue anexa cópia autenticada do Laudo Técnico nº </text:span><text:span text:style-name="T51"><text:placeholder text:placeholder-type="text">&lt;study.reference&gt;</text:placeholder></text:span><text:span text:style-name="T44"> </text:span><text:span text:style-name="T43">da </text:span><text:span text:style-name="T51"><text:placeholder text:placeholder-type="text">&lt;study.name&gt;</text:placeholder></text:span><text:span text:style-name="T43"> referente à desativação do produto </text:span><text:span text:style-name="T38"><text:placeholder text:placeholder-type="text">&lt;o.technical_product_id.name&gt;</text:placeholder></text:span><text:span text:style-name="T43"> de </text:span><text:span text:style-name="T51"><text:placeholder text:placeholder-type="text">&lt;if test="study.end_date")&gt;</text:placeholder></text:span><text:span text:style-name="T51"><text:placeholder text:placeholder-type="text">&lt;formatLang(study.end_date, date=True)&gt;</text:placeholder></text:span><text:span text:style-name="T51"><text:placeholder text:placeholder-type="text">&lt;/if&gt;</text:placeholder></text:span></text:p>
      <text:p text:style-name="P106"><text:placeholder text:placeholder-type="text">&lt;/for&gt;</text:placeholder></text:p>
      <text:p text:style-name="P78"><text:span text:style-name="T18">9 – Produto Técnico de referência, indicando o número do registro. </text:span><text:span text:style-name="T46">(Anexo 15.1)</text:span></text:p>
      <text:p text:style-name="P4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2">Produto de Referência</text:p>
          </table:table-cell>
          <table:table-cell table:style-name="Table2.A1" office:value-type="string">
            <text:p text:style-name="P152">Nº Registro MAPA</text:p>
          </table:table-cell>
        </table:table-row>
        <table:table-row table:style-name="Table2.1">
          <table:table-cell table:style-name="Table2.A2" office:value-type="string">
            <text:p text:style-name="P145"><text:span text:style-name="Fuente_20_de_20_párrafo_20_predeter."><text:span text:style-name="T65"><text:placeholder text:placeholder-type="text">&lt;if test="information(o, 'Produto de referência - Nome')"&gt;</text:placeholder></text:span></text:span><text:span text:style-name="Fuente_20_de_20_párrafo_20_predeter."><text:span text:style-name="T66"><text:placeholder text:placeholder-type="text">&lt;insert_html(information(o, 'Produto de referência - Nome',))&gt;</text:placeholder></text:span></text:span><text:span text:style-name="Fuente_20_de_20_párrafo_20_predeter."><text:span text:style-name="T66"><text:placeholder text:placeholder-type="text">&lt;/if&gt;</text:placeholder></text:span></text:span></text:p>
          </table:table-cell>
          <table:table-cell table:style-name="Table2.B2" office:value-type="string">
            <text:p text:style-name="P145"><text:span text:style-name="Fuente_20_de_20_párrafo_20_predeter."><text:span text:style-name="T65"><text:placeholder text:placeholder-type="text">&lt;if test="information(o, 'Produto de referência - Número Registro')"&gt;</text:placeholder></text:span></text:span><text:span text:style-name="Fuente_20_de_20_párrafo_20_predeter."><text:span text:style-name="T66"><text:placeholder text:placeholder-type="text">&lt;insert_html(information(o, 'Produto de referência - Número Registro',))&gt;</text:placeholder></text:span></text:span><text:span text:style-name="Fuente_20_de_20_párrafo_20_predeter."><text:span text:style-name="T66"><text:placeholder text:placeholder-type="text">&lt;/if&gt;</text:placeholder></text:span></text:span></text:p>
          </table:table-cell>
        </table:table-row>
      </table:table>
      <text:p text:style-name="P19">Segue anexa a Lista Positiva de Referência publicada pela ANVISA. </text:p>
      <text:p text:style-name="P43"/>
      <text:p text:style-name="P78"><text:span text:style-name="T18">10 – Relatório de estudo da análise de 5 bateladas para cada fabricante. </text:span><text:span text:style-name="T20">(Anexo 16.1)</text:span></text:p>
      <text:p text:style-name="P59"/>
      <text:p text:style-name="P69">Encaminhamos o estudo de análise de 5 bateladas dos fabricantes:</text:p>
      <text:p text:style-name="P69"/>
      <text:p text:style-name="P83"><text:span text:style-name="T59"><text:placeholder text:placeholder-type="text">&lt;for each="manufacturer in o.partner_role_in_registry_ids"&gt;</text:placeholder></text:span><text:span text:style-name="T59"> </text:span></text:p>
      <text:p text:style-name="P43"><text:placeholder text:placeholder-type="text">&lt;if test="manufacturer.type =='manufacturer'"&gt;</text:placeholder></text:p>
      <text:p text:style-name="P111"><text:placeholder text:placeholder-type="text">&lt;for each="study in filter_doc_presentations(o.study_presentation_ids, 'Five-Batches', 'approved')"&gt;</text:placeholder></text:p>
      <text:p text:style-name="P94"><text:placeholder text:placeholder-type="text">&lt;if test="study.study_id.supplier_id.name == manufacturer.partner_id.name"&gt;</text:placeholder></text:p>
      <text:p text:style-name="P148"><text:span text:style-name="T64">Fabricante:</text:span><text:span text:style-name="T63"> </text:span><text:span text:style-name="T62"><text:placeholder text:placeholder-type="text">&lt;manufacturer.partner_id.name&gt;</text:placeholder></text:span><text:bookmark-start text:name="Bookmark"/></text:p>
      <text:p text:style-name="P185"/>
      <text:p text:style-name="P118"><text:span text:style-name="T56">Ref.: </text:span><text:span text:style-name="T57"><text:placeholder text:placeholder-type="text">&lt;study.study_id.reference&gt;</text:placeholder></text:span><text:span text:style-name="T57">, </text:span><text:span text:style-name="T57"><text:placeholder text:placeholder-type="text">&lt;study.study_id.name&gt;</text:placeholder></text:span><text:span text:style-name="T57">, </text:span><text:span text:style-name="T57"><text:placeholder text:placeholder-type="text">&lt;study.study_id.laboratory_id.name&gt;</text:placeholder></text:span><text:span text:style-name="T57">, </text:span><text:span text:style-name="T57"><text:placeholder text:placeholder-type="text">&lt;study.study_id.director_author_id.name&gt;</text:placeholder></text:span><text:span text:style-name="T57">, <text:s text:c="5"/></text:span><text:span text:style-name="T57"><text:placeholder text:placeholder-type="text">&lt;study.study_id.number_of_pages&gt;</text:placeholder></text:span><text:span text:style-name="T57"> pag, </text:span><text:span text:style-name="T57"><text:placeholder text:placeholder-type="text">&lt;if test="study.study_id.end_date"&gt;</text:placeholder></text:span><text:soft-page-break/><text:span text:style-name="T57"><text:placeholder text:placeholder-type="text">&lt;formatLang(study.study_id.end_date, date=True)&gt;</text:placeholder></text:span><text:span text:style-name="T57"><text:placeholder text:placeholder-type="text">&lt;/if&gt;</text:placeholder></text:span></text:p>
      <text:p text:style-name="P114"/>
      <text:p text:style-name="P132"><text:placeholder text:placeholder-type="text">&lt;/if&gt;</text:placeholder></text:p>
      <text:p text:style-name="P97"><text:placeholder text:placeholder-type="text">&lt;/for&gt;</text:placeholder></text:p>
      <text:p text:style-name="P132"><text:placeholder text:placeholder-type="text">&lt;/if&gt;</text:placeholder></text:p>
      <text:p text:style-name="P101"><text:placeholder text:placeholder-type="text">&lt;/for&gt;</text:placeholder></text:p>
      <text:p text:style-name="P50"/>
      <text:p text:style-name="P78"><text:bookmark-end text:name="Bookmark"/><text:span text:style-name="T18">11- Declaração única do registrante sobre a composição qualitativa e quantitativa do produto, elaborada com base no(s) laudo(s) laboratorial(is) das análises de cinco bateladas de cada fabricante, o(s) qual(is) deverá(ão) acompanhar a declaração.</text:span><text:span text:style-name="T39"> (Anexo 16.1)</text:span></text:p>
      <text:p text:style-name="P41"/>
      <text:p text:style-name="P6">Segue anexo:</text:p>
      <text:p text:style-name="P2"><text:span text:style-name="T40">“Declaração da Composição Qualitativa e Quantitativa”</text:span><text:span text:style-name="T42"> do produto </text:span><text:span text:style-name="T12"><text:placeholder text:placeholder-type="text">&lt;o.technical_product_id.name&gt;</text:placeholder></text:span><text:span text:style-name="T12">,</text:span><text:span text:style-name="T3"> </text:span><text:span text:style-name="T42"><text:s/>elaborada com base no estudo de análise de cinco bateladas</text:span></text:p>
      <text:p text:style-name="P186"/>
      <text:p text:style-name="P2"><text:bookmark-start text:name="bkmNomeFabRaz1"/><text:bookmark-start text:name="bkm5b11"/><field:fieldmark-start text:name="__Fieldmark__19731_835763065" field:type=""/><text:span text:style-name="T2"><text:placeholder text:placeholder-type="text">&lt;for each="manufacturer in o.partner_role_in_registry_ids"&gt;</text:placeholder></text:span><text:span text:style-name="T2"> </text:span></text:p>
      <text:p text:style-name="P43"><text:placeholder text:placeholder-type="text">&lt;if test="manufacturer.type =='manufacturer'"&gt;</text:placeholder></text:p>
      <text:p text:style-name="P111"><text:placeholder text:placeholder-type="text">&lt;for each="study in filter_doc_presentations(o.study_presentation_ids, 'Five-Batches', 'approved')"&gt;</text:placeholder></text:p>
      <text:p text:style-name="P94"><text:placeholder text:placeholder-type="text">&lt;if test="study.study_id.supplier_id.name == manufacturer.partner_id.name"&gt;</text:placeholder></text:p>
      <text:p text:style-name="P155"><text:span text:style-name="T64">Fabricante:</text:span><text:span text:style-name="T63"> </text:span><text:span text:style-name="T62"><text:placeholder text:placeholder-type="text">&lt;manufacturer.partner_id.name&gt;</text:placeholder></text:span></text:p>
      <text:p text:style-name="P154"/>
      <text:p text:style-name="P119"><text:span text:style-name="T56">Ref.: </text:span><text:span text:style-name="T57"><text:placeholder text:placeholder-type="text">&lt;study.study_id.reference&gt;</text:placeholder></text:span><text:span text:style-name="T57">, </text:span><text:span text:style-name="T57"><text:placeholder text:placeholder-type="text">&lt;study.study_id.name&gt;</text:placeholder></text:span><text:span text:style-name="T57">,</text:span><text:span text:style-name="T57"><text:placeholder text:placeholder-type="text">&lt;study.study_id.laboratory_id.name&gt;</text:placeholder></text:span><text:span text:style-name="T57">, </text:span><text:span text:style-name="T57"><text:placeholder text:placeholder-type="text">&lt;study.study_id.director_author_id.name&gt;</text:placeholder></text:span><text:span text:style-name="T57">, <text:s text:c="5"/></text:span><text:span text:style-name="T57"><text:placeholder text:placeholder-type="text">&lt;study.study_id.number_of_pages&gt;</text:placeholder></text:span><text:span text:style-name="T57"> pag, </text:span><text:span text:style-name="T57"><text:placeholder text:placeholder-type="text">&lt;if test="study.study_id.end_date"&gt;</text:placeholder></text:span><text:span text:style-name="T57"><text:placeholder text:placeholder-type="text">&lt;formatLang(study.study_id.end_date, date=True)&gt;</text:placeholder></text:span><text:span text:style-name="T57"><text:placeholder text:placeholder-type="text">&lt;/if&gt;</text:placeholder></text:span></text:p>
      <text:p text:style-name="P114"/>
      <text:p text:style-name="P132"><text:placeholder text:placeholder-type="text">&lt;/if&gt;</text:placeholder></text:p>
      <text:p text:style-name="P97"><text:placeholder text:placeholder-type="text">&lt;/for&gt;</text:placeholder></text:p>
      <text:p text:style-name="P132"><text:placeholder text:placeholder-type="text">&lt;/if&gt;</text:placeholder></text:p>
      <text:p text:style-name="P5"><text:placeholder text:placeholder-type="text">&lt;/for&gt;</text:placeholder></text:p>
      <text:p text:style-name="P2"><field:fieldmark-end/><text:bookmark-end text:name="bkm5b11"/></text:p>
      <text:p text:style-name="P53">Juntamente com o estudo de análise de 5 bateladas segue cópia autenticada com tradução juramentada do documento comprobatório de produção de cada batelada informando a unidade de fabricação</text:p>
      <text:p text:style-name="P25"/>
      <text:p text:style-name="P74"><text:bookmark-end text:name="bkmNomeFabRaz1"/>12- 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43"/>
      <text:p text:style-name="P81"><text:span text:style-name="T8">A metologia analítica quali-quantitativa do</text:span><text:span text:style-name="T7"> </text:span><text:span text:style-name="T5">ingrediente ativo</text:span><text:span text:style-name="T7"> </text:span><text:span text:style-name="T8">e suas</text:span><text:span text:style-name="T7"> </text:span><text:span text:style-name="T5">impurezas</text:span><text:span text:style-name="T6"> </text:span><text:span text:style-name="T8">encontram-se descritas no</text:span><text:span text:style-name="T7"> </text:span><text:span text:style-name="T5">Estudo de Análise de Cinco Bateladas</text:span><text:span text:style-name="T7"> </text:span><text:span text:style-name="T8">do produto:</text:span></text:p>
      <text:p text:style-name="P188"/>
      <text:p text:style-name="P3"><text:span text:style-name="T2"><text:placeholder text:placeholder-type="text">&lt;for each="manufacturer in o.partner_role_in_registry_ids"&gt;</text:placeholder></text:span><text:span text:style-name="T2"> </text:span></text:p>
      <text:p text:style-name="P45"><text:placeholder text:placeholder-type="text">&lt;if test="manufacturer.type =='manufacturer'"&gt;</text:placeholder></text:p>
      <text:p text:style-name="P112"><text:placeholder text:placeholder-type="text">&lt;for each="study in filter_doc_presentations(o.study_presentation_ids, 'Five-Batches', 'approved')"&gt;</text:placeholder></text:p>
      <text:p text:style-name="P95"><text:soft-page-break/><text:placeholder text:placeholder-type="text">&lt;if test="study.study_id.supplier_id.name == manufacturer.partner_id.name"&gt;</text:placeholder></text:p>
      <text:p text:style-name="P156"><text:span text:style-name="T64">Fabricante:</text:span><text:span text:style-name="T63"> </text:span><text:span text:style-name="T62"><text:placeholder text:placeholder-type="text">&lt;manufacturer.partner_id.name&gt;</text:placeholder></text:span></text:p>
      <text:p text:style-name="P156"/>
      <text:p text:style-name="P120"><text:span text:style-name="T56">Ref.: </text:span><text:span text:style-name="T57"><text:placeholder text:placeholder-type="text">&lt;study.study_id.reference&gt;</text:placeholder></text:span><text:span text:style-name="T57">, </text:span><text:span text:style-name="T57"><text:placeholder text:placeholder-type="text">&lt;study.study_id.name&gt;</text:placeholder></text:span><text:span text:style-name="T57">,</text:span><text:span text:style-name="T57"><text:placeholder text:placeholder-type="text">&lt;study.study_id.laboratory_id.name&gt;</text:placeholder></text:span><text:span text:style-name="T57">, </text:span><text:span text:style-name="T57"><text:placeholder text:placeholder-type="text">&lt;study.study_id.director_author_id.name&gt;</text:placeholder></text:span><text:span text:style-name="T57">, <text:s text:c="5"/></text:span><text:span text:style-name="T57"><text:placeholder text:placeholder-type="text">&lt;study.study_id.number_of_pages&gt;</text:placeholder></text:span><text:span text:style-name="T57"> pag, </text:span><text:span text:style-name="T57"><text:placeholder text:placeholder-type="text">&lt;if test="study.study_id.end_date"&gt;</text:placeholder></text:span><text:span text:style-name="T57"><text:placeholder text:placeholder-type="text">&lt;formatLang(study.study_id.end_date, date=True)&gt;</text:placeholder></text:span><text:span text:style-name="T57"><text:placeholder text:placeholder-type="text">&lt;/if&gt;</text:placeholder></text:span></text:p>
      <text:p text:style-name="P115"/>
      <text:p text:style-name="P133"><text:placeholder text:placeholder-type="text">&lt;/if&gt;</text:placeholder></text:p>
      <text:p text:style-name="P98"><text:placeholder text:placeholder-type="text">&lt;/for&gt;</text:placeholder></text:p>
      <text:p text:style-name="P133"><text:placeholder text:placeholder-type="text">&lt;/if&gt;</text:placeholder></text:p>
      <text:p text:style-name="P187"><text:placeholder text:placeholder-type="text">&lt;/for&gt;</text:placeholder></text:p>
      <text:p text:style-name="P82"/>
      <text:p text:style-name="P81"><text:span text:style-name="T25">Estas informações e documentos estão constantes no</text:span><text:span text:style-name="T24"> </text:span><text:span text:style-name="T22">Anexo 16.1</text:span></text:p>
      <text:p text:style-name="P43"/>
      <text:p text:style-name="P74">13 - Descrição da metodologia analítica dos principais produtos de degradação do ingrediente ativo, para fins de monitoramento e fiscalização. A dispensa desta informação fica sujeita à justificativa técnica fundamentada. </text:p>
      <text:p text:style-name="P43"/>
      <text:p text:style-name="P89"><text:span text:style-name="T25">Os principais produtos de degradação do ingrediente ativo, para fins de monitoramento e fiscalização, são discutidos na</text:span><text:span text:style-name="T24"> </text:span><text:span text:style-name="T5">“Declaração da Composição Qualitativa e Quantitativa”</text:span><text:span text:style-name="T7"> </text:span><text:span text:style-name="T8">do produto </text:span><text:span text:style-name="T13"><text:placeholder text:placeholder-type="text">&lt;o.technical_product_id.name&gt;</text:placeholder></text:span></text:p>
      <text:p text:style-name="P90"><text:span text:style-name="T15">A</text:span><text:span text:style-name="T14"> </text:span><text:span text:style-name="T34">descrição da metodologia analítica para os produtos de degradação do ingrediente ativo, para fins de monitoramento e fiscalização,</text:span><text:span text:style-name="T15">encontra-se detalhada no “</text:span><text:span text:style-name="T4">Estudo de Análise de Cinco Bateladas”</text:span><text:span text:style-name="T14"> </text:span><text:span text:style-name="T15">do produto:</text:span></text:p>
      <text:p text:style-name="P4"><text:span text:style-name="T2"><text:placeholder text:placeholder-type="text">&lt;for each="manufacturer in o.partner_role_in_registry_ids"&gt;</text:placeholder></text:span><text:span text:style-name="T2"> </text:span></text:p>
      <text:p text:style-name="P46"><text:placeholder text:placeholder-type="text">&lt;if test="manufacturer.type =='manufacturer'"&gt;</text:placeholder></text:p>
      <text:p text:style-name="P113"><text:placeholder text:placeholder-type="text">&lt;for each="study in filter_doc_presentations(o.study_presentation_ids, 'Five-Batches', 'approved')"&gt;</text:placeholder></text:p>
      <text:p text:style-name="P96"><text:placeholder text:placeholder-type="text">&lt;if test="study.study_id.supplier_id.name == manufacturer.partner_id.name"&gt;</text:placeholder></text:p>
      <text:p text:style-name="P157"><text:span text:style-name="T64">Fabricante:</text:span><text:span text:style-name="T63"> </text:span><text:span text:style-name="T62"><text:placeholder text:placeholder-type="text">&lt;manufacturer.partner_id.name&gt;</text:placeholder></text:span></text:p>
      <text:p text:style-name="P157"/>
      <text:p text:style-name="P121"><text:span text:style-name="T56">Ref.: </text:span><text:span text:style-name="T57"><text:placeholder text:placeholder-type="text">&lt;study.study_id.reference&gt;</text:placeholder></text:span><text:span text:style-name="T57">, </text:span><text:span text:style-name="T57"><text:placeholder text:placeholder-type="text">&lt;study.study_id.name&gt;</text:placeholder></text:span><text:span text:style-name="T57">,</text:span><text:span text:style-name="T57"><text:placeholder text:placeholder-type="text">&lt;study.study_id.laboratory_id.name&gt;</text:placeholder></text:span><text:span text:style-name="T57">, </text:span><text:span text:style-name="T57"><text:placeholder text:placeholder-type="text">&lt;study.study_id.director_author_id.name&gt;</text:placeholder></text:span><text:span text:style-name="T57">, <text:s text:c="5"/></text:span><text:span text:style-name="T57"><text:placeholder text:placeholder-type="text">&lt;study.study_id.number_of_pages&gt;</text:placeholder></text:span><text:span text:style-name="T57"> pag, </text:span><text:span text:style-name="T57"><text:placeholder text:placeholder-type="text">&lt;if test="study.study_id.end_date"&gt;</text:placeholder></text:span><text:span text:style-name="T57"><text:placeholder text:placeholder-type="text">&lt;formatLang(study.study_id.end_date, date=True)&gt;</text:placeholder></text:span><text:span text:style-name="T57"><text:placeholder text:placeholder-type="text">&lt;/if&gt;</text:placeholder></text:span></text:p>
      <text:p text:style-name="P116"/>
      <text:p text:style-name="P134"><text:placeholder text:placeholder-type="text">&lt;/if&gt;</text:placeholder></text:p>
      <text:p text:style-name="P99"><text:placeholder text:placeholder-type="text">&lt;/for&gt;</text:placeholder></text:p>
      <text:p text:style-name="P134"><text:placeholder text:placeholder-type="text">&lt;/if&gt;</text:placeholder></text:p>
      <text:p text:style-name="P189"><text:placeholder text:placeholder-type="text">&lt;/for&gt;</text:placeholder></text:p>
      <text:p text:style-name="P189"/>
      <text:p text:style-name="P13"><text:span text:style-name="T25">Estas informações e documentos estão constantes no</text:span><text:span text:style-name="T24"> </text:span><text:span text:style-name="T22">Anexo 16.1</text:span></text:p>
      <text:p text:style-name="P153"/>
      <text:p text:style-name="P149"/>
      <text:p text:style-name="P74">14 - Descrição do processo de produção do produto técnico, contemplando suas etapas de síntese, seus subprodutos e impurezas, fornecida pelo fabricante.</text:p>
      <text:p text:style-name="P91"><text:s/></text:p>
      <text:p text:style-name="P92"><text:span text:style-name="T8">Seguem anexas as c</text:span><text:span text:style-name="T25">ópias autenticadas das</text:span><text:span text:style-name="T23"> </text:span><text:span text:style-name="T25">declarações fornecidas pelo fabricante e de suas respectivas traduções juramentadas:</text:span></text:p>
      <text:p text:style-name="P93"/>
      <text:p text:style-name="P109"><text:soft-page-break/><text:placeholder text:placeholder-type="text">&lt;for each="manufacturer in partners(o, 'manufacturer')"&gt;</text:placeholder></text:p>
      <text:p text:style-name="P7"><text:span text:style-name="T64">Fabricante:</text:span><text:span text:style-name="T63"> </text:span><text:span text:style-name="T62"><text:placeholder text:placeholder-type="text">&lt;manufacturer.name&gt;</text:placeholder></text:span></text:p>
      <text:p text:style-name="P158"><text:bookmark-start text:name="bkmNomeFabRaz21"/></text:p>
      <text:p text:style-name="P169"><text:placeholder text:placeholder-type="text">&lt;if test="p_doc(o, 'Authorization letter', 'approved', manufacturer)"&gt;</text:placeholder></text:p>
      <text:p text:style-name="P174"><text:placeholder text:placeholder-type="text">&lt;for each="doc in p_doc(o, 'Authorization letter', 'approved', manufacturer)"&gt;</text:placeholder></text:p>
      <text:p text:style-name="P178"><text:span text:style-name="T25">- Carta de Autorização de Acesso de Uso de Dados – </text:span><text:span text:style-name="T25"><text:placeholder text:placeholder-type="text">&lt;doc.name&gt;</text:placeholder></text:span><text:span text:style-name="T25"> <text:s/></text:span><text:span text:style-name="T41">Carta de Acesso de Uso de Dados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2"><text:placeholder text:placeholder-type="text">&lt;/for&gt;</text:placeholder></text:p>
      <text:p text:style-name="P165"><text:placeholder text:placeholder-type="text">&lt;/if&gt;</text:placeholder></text:p>
      <text:p text:style-name="P170"><text:placeholder text:placeholder-type="text">&lt;if test="p_doc(o, 'Process of manufacture', 'approved', manufacturer)"&gt;</text:placeholder></text:p>
      <text:p text:style-name="P175"><text:placeholder text:placeholder-type="text">&lt;for each="doc in p_doc(o, 'Process of manufacture', 'approved', manufacturer)"&gt;</text:placeholder></text:p>
      <text:p text:style-name="P179"><text:span text:style-name="T25">- </text:span><text:span text:style-name="T8">Descrição do processo de produção do produto técnico fornecida pelo fabricante</text:span><text:span text:style-name="T25"> </text:span><text:span text:style-name="T25"><text:placeholder text:placeholder-type="text">&lt;doc.name&gt;</text:placeholder></text:span><text:span text:style-name="T25"> <text:s/></text:span><text:span text:style-name="T9">Processo de Manufatura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3"><text:placeholder text:placeholder-type="text">&lt;/for&gt;</text:placeholder></text:p>
      <text:p text:style-name="P167"><text:placeholder text:placeholder-type="text">&lt;/if&gt;</text:placeholder></text:p>
      <text:p text:style-name="P170"><text:placeholder text:placeholder-type="text">&lt;if test="p_doc(o, 'Justification of impurities', 'approved', manufacturer)"&gt;</text:placeholder></text:p>
      <text:p text:style-name="P175"><text:placeholder text:placeholder-type="text">&lt;for each="doc in p_doc(o, 'Justification of impurities', 'approved', manufacturer)"&gt;</text:placeholder></text:p>
      <text:p text:style-name="P180"><text:span text:style-name="T25">- </text:span><text:span text:style-name="T26">Discussão sobre a formação teórica de todas as possíveis impurezas geradas no processo de fabricação do produto técnico </text:span><text:span text:style-name="T10">- </text:span><text:span text:style-name="T25"><text:placeholder text:placeholder-type="text">&lt;doc.name&gt;</text:placeholder></text:span><text:span text:style-name="T25"> </text:span><text:span text:style-name="T9">Justificativa de Formação de Impurezas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3"><text:placeholder text:placeholder-type="text">&lt;/for&gt;</text:placeholder></text:p>
      <text:p text:style-name="P167"><text:placeholder text:placeholder-type="text">&lt;/if&gt;</text:placeholder></text:p>
      <text:p text:style-name="P170"><text:placeholder text:placeholder-type="text">&lt;if test="p_doc(o, 'Declaration of Supply', 'approved', manufacturer)"&gt;</text:placeholder></text:p>
      <text:p text:style-name="P175"><text:placeholder text:placeholder-type="text">&lt;for each="doc in p_doc(o, 'Declaration of Supply', 'approved', manufacturer)"&gt;</text:placeholder></text:p>
      <text:p text:style-name="P179"><text:span text:style-name="T25">- </text:span><text:span text:style-name="T8">Declaração do fabricante assegurando o fornecimento do produto para o registrante conforme as especificações do registro </text:span><text:span text:style-name="T10"><text:s/>- </text:span><text:span text:style-name="T25"><text:placeholder text:placeholder-type="text">&lt;doc.name&gt;</text:placeholder></text:span><text:span text:style-name="T25"> </text:span><text:span text:style-name="T9">Declaração de Fornecimento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3"><text:placeholder text:placeholder-type="text">&lt;/for&gt;</text:placeholder></text:p>
      <text:p text:style-name="P167"><text:placeholder text:placeholder-type="text">&lt;/if&gt;</text:placeholder></text:p>
      <text:p text:style-name="P161"><text:placeholder text:placeholder-type="text">&lt;/for&gt;</text:placeholder></text:p>
      <text:p text:style-name="P181"/>
      <text:p text:style-name="P75">15 - Discussão sobre a formação teórica de todas as possíveis impurezas geradas no processo de produção.</text:p>
      <text:p text:style-name="P44"/>
      <text:p text:style-name="P16"><text:span text:style-name="T25">A discussão sobre a formação teórica de todas as possíveis impurezas geradas no processo de produção é relatada na </text:span><text:span text:style-name="T21">“Declaração da Composição Qualitativa e Quantitativa”</text:span><text:span text:style-name="T25"> do produto </text:span><text:span text:style-name="T3"><text:placeholder text:placeholder-type="text">&lt;o.technical_product_id.name&gt;</text:placeholder></text:span><text:span text:style-name="T12"> </text:span><text:span text:style-name="T25">e nas </text:span><text:span text:style-name="T21">“Declarações do Fabricante”.</text:span></text:p>
      <text:p text:style-name="P54"/>
      <text:p text:style-name="P16"><text:span text:style-name="T25">Estas informações e documentos estão constantes no </text:span><text:span text:style-name="T21">Anexo 16.1:</text:span><text:span text:style-name="T25"> </text:span></text:p>
      <text:p text:style-name="P54"/>
      <text:p text:style-name="P16"><text:span text:style-name="T25"><text:s/>“</text:span><text:span text:style-name="T21">Declaração da Composição Qualitativa e Quantitativa”</text:span><text:span text:style-name="T25"> do produto </text:span><text:span text:style-name="T12"><text:placeholder text:placeholder-type="text">&lt;o.technical_product_id.name&gt;</text:placeholder></text:span><text:span text:style-name="T12">, </text:span><text:span text:style-name="T25">elaborada com base no estudo de análise de cinco bateladas.</text:span></text:p>
      <text:p text:style-name="P61"/>
      <text:p text:style-name="P110"><text:placeholder text:placeholder-type="text">&lt;for each="manufacturer in partners(o, 'manufacturer')"&gt;</text:placeholder></text:p>
      <text:p text:style-name="P8"><text:span text:style-name="T64">Fabricante:</text:span><text:span text:style-name="T63"> </text:span><text:span text:style-name="T62"><text:placeholder text:placeholder-type="text">&lt;manufacturer.name&gt;</text:placeholder></text:span></text:p>
      <text:p text:style-name="P159"/>
      <text:p text:style-name="P171"><text:placeholder text:placeholder-type="text">&lt;if test="study(o, 'Five-Batches', 'approved', manufacturer)"&gt;</text:placeholder></text:p>
      <text:p text:style-name="P176"><text:placeholder text:placeholder-type="text">&lt;for each="study in study(o, 'Five-Batches', 'approved', manufacturer)"&gt;</text:placeholder></text:p>
      <text:p text:style-name="P102"><text:bookmark-start text:name="bkm161_21"/><text:soft-page-break/></text:p>
      <text:p text:style-name="P17"><text:span text:style-name="T27">Ref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 </text:span><text:span text:style-name="T31"><text:placeholder text:placeholder-type="text">&lt;if test="study.laboratory_id"&gt;</text:placeholder></text:span><text:span text:style-name="T31"><text:placeholder text:placeholder-type="text">&lt;study.laboratory_id.name&gt;</text:placeholder></text:span><text:span text:style-name="T31"><text:placeholder text:placeholder-type="text">&lt;/if&gt;</text:placeholder></text:span><text:span text:style-name="T31">, </text:span><text:span text:style-name="T31"><text:placeholder text:placeholder-type="text">&lt;if test="study.director_author_id"&gt;</text:placeholder></text:span><text:span text:style-name="T31"><text:placeholder text:placeholder-type="text">&lt;study.director_author_id.name&gt;</text:placeholder></text:span><text:span text:style-name="T31"><text:placeholder text:placeholder-type="text">&lt;/if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if test="study.end_date"&gt;</text:placeholder></text:span><text:span text:style-name="T31"><text:placeholder text:placeholder-type="text">&lt;formatLang(study.end_date, date=True)&gt;</text:placeholder></text:span><text:span text:style-name="T31"><text:placeholder text:placeholder-type="text">&lt;/if&gt;</text:placeholder></text:span></text:p>
      <text:p text:style-name="P51"/>
      <text:p text:style-name="P100"><text:placeholder text:placeholder-type="text">&lt;/for&gt;</text:placeholder></text:p>
      <text:p text:style-name="P135"><text:placeholder text:placeholder-type="text">&lt;/if&gt;</text:placeholder></text:p>
      <text:p text:style-name="P16"><text:span text:style-name="T27">J</text:span><text:span text:style-name="T25">untamente com o estudo de análise de 5 bateladas segue cópia autenticada com tradução juramentada do documento comprobatório de produção de cada batelada informando a unidade de fabricação</text:span></text:p>
      <text:p text:style-name="P52"/>
      <text:p text:style-name="P16"><text:bookmark-end text:name="bkm161_21"/><text:span text:style-name="T25">E no </text:span><text:span text:style-name="T21">Anexo 16.5</text:span><text:span text:style-name="T25">:</text:span></text:p>
      <text:p text:style-name="P54"/>
      <text:p text:style-name="P16"><text:span text:style-name="T25">Cópia autenticada das </text:span><text:span text:style-name="T21">“Declarações do Fabricante”</text:span><text:span text:style-name="T25"> e de suas respectivas traduções juramentadas:</text:span></text:p>
      <text:p text:style-name="P160"/>
      <text:p text:style-name="P172"><text:placeholder text:placeholder-type="text">&lt;if test="p_doc(o, 'Authorization letter', 'approved', manufacturer)"&gt;</text:placeholder></text:p>
      <text:p text:style-name="P177"><text:placeholder text:placeholder-type="text">&lt;for each="doc in p_doc(o, 'Authorization letter', 'approved', manufacturer)"&gt;</text:placeholder></text:p>
      <text:p text:style-name="P180"><text:span text:style-name="T25">- Carta de Autorização de Acesso de Uso de Dados – </text:span><text:span text:style-name="T25"><text:placeholder text:placeholder-type="text">&lt;doc.name&gt;</text:placeholder>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4"><text:placeholder text:placeholder-type="text">&lt;/for&gt;</text:placeholder></text:p>
      <text:p text:style-name="P166"><text:placeholder text:placeholder-type="text">&lt;/if&gt;</text:placeholder></text:p>
      <text:p text:style-name="P172"><text:placeholder text:placeholder-type="text">&lt;if test="p_doc(o, 'Process of manufacture', 'approved', manufacturer)"&gt;</text:placeholder></text:p>
      <text:p text:style-name="P177"><text:placeholder text:placeholder-type="text">&lt;for each="doc in p_doc(o, 'Process of manufacture', 'approved', manufacturer)"&gt;</text:placeholder></text:p>
      <text:p text:style-name="P180"><text:span text:style-name="T25">- </text:span><text:span text:style-name="T11">Descrição do Processo de Fabricação, Matérias-Primas e Impurezas </text:span><text:span text:style-name="T10"><text:s/>- </text:span><text:span text:style-name="T25"><text:placeholder text:placeholder-type="text">&lt;doc.name&gt;</text:placeholder></text:span><text:span text:style-name="T25"> </text:span><text:span text:style-name="T9">Justificativa de Formação de Impurezas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4"><text:placeholder text:placeholder-type="text">&lt;/for&gt;</text:placeholder></text:p>
      <text:p text:style-name="P168"><text:placeholder text:placeholder-type="text">&lt;/if&gt;</text:placeholder></text:p>
      <text:p text:style-name="P172"><text:placeholder text:placeholder-type="text">&lt;if test="p_doc(o, 'Declaration of Supply', 'approved', manufacturer)"&gt;</text:placeholder></text:p>
      <text:p text:style-name="P177"><text:placeholder text:placeholder-type="text">&lt;for each="doc in p_doc(o, 'Declaration of Supply', 'approved', manufacturer)"&gt;</text:placeholder></text:p>
      <text:p text:style-name="P180"><text:span text:style-name="T25">- </text:span><text:span text:style-name="T8">Declaração do fabricante assegurando o fornecimento do produto para o registrante conforme as especificações do registro </text:span><text:span text:style-name="T10"><text:s/>- </text:span><text:span text:style-name="T25"><text:placeholder text:placeholder-type="text">&lt;doc.name&gt;</text:placeholder></text:span><text:span text:style-name="T25"> </text:span><text:span text:style-name="T9">Declaração de Fornecimento</text:span><text:span text:style-name="T41">.</text:span><text:span text:style-name="T9"> </text:span><text:span text:style-name="T9"><text:placeholder text:placeholder-type="text">&lt;doc.number_of_pages&gt;</text:placeholder></text:span><text:span text:style-name="T9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64"><text:placeholder text:placeholder-type="text">&lt;/for&gt;</text:placeholder></text:p>
      <text:p text:style-name="P168"><text:placeholder text:placeholder-type="text">&lt;/if&gt;</text:placeholder></text:p>
      <text:p text:style-name="P173"><text:placeholder text:placeholder-type="text">&lt;/for&gt;</text:placeholder></text:p>
      <text:p text:style-name="P71"><text:bookmark text:name="bkm165_11"/></text:p>
      <text:p text:style-name="P77">16 - Relatório de estudos de propriedades físico-químicas:</text:p>
      <text:p text:style-name="P72"/>
      <text:p text:style-name="P80"><text:span text:style-name="T17">16.6.1.</text:span><text:span text:style-name="T16"> </text:span><text:span text:style-name="T17">Ponto de </text:span><text:bookmark-start text:name="bkmPonFusEbu"/><text:span text:style-name="T17">fusão/ebulição</text:span><text:bookmark-end text:name="bkmPonFusEbu"/><text:span text:style-name="T17"> (Anexo </text:span><text:bookmark-start text:name="Text11"/><field:fieldmark-start text:name="__Fieldmark__20549_835763065" field:type=""/><text:span text:style-name="T17">16.</text:span><text:span text:style-name="T19">6.1</text:span><field:fieldmark-end/><text:bookmark-end text:name="Text11"/><text:span text:style-name="T17">)</text:span></text:p>
      <text:p text:style-name="P131"><text:placeholder text:placeholder-type="text">&lt;for each="study in studies(o,  'Ponto de fusão','approved')"&gt;</text:placeholder></text:p>
      <text:p text:style-name="P30"/>
      <text:p text:style-name="P16"><text:span text:style-name="T50">Resumo</text:span><text:span text:style-name="T49">: </text:span><text:span text:style-name="T51"><text:placeholder text:placeholder-type="text">&lt;insert_html(study.summary_pt)&gt;</text:placeholder></text:span></text:p>
      <text:p text:style-name="P27"/>
      <text:p text:style-name="P15"><text:span text:style-name="T50">Resultado</text:span><text:span text:style-name="T49">: </text:span><text:span text:style-name="T52"><text:placeholder text:placeholder-type="text">&lt;insert_html(study.result_pt)&gt;</text:placeholder></text:span></text:p>
      <text:p text:style-name="P26"/>
      <text:p text:style-name="P28">Ref.: <text:span text:style-name="T69"><text:placeholder text:placeholder-type="text">&lt;study.reference&gt;</text:placeholder></text:span><text:span text:style-name="T69">, </text:span><text:span text:style-name="T69"><text:placeholder text:placeholder-type="text">&lt;study.name&gt;</text:placeholder></text:span><text:span text:style-name="T69">, </text:span><text:span text:style-name="T69"><text:placeholder text:placeholder-type="text">&lt;if test="study.laboratory_id"&gt;</text:placeholder></text:span><text:span text:style-name="T69"><text:placeholder text:placeholder-type="text">&lt;study.laboratory_id.name&gt;</text:placeholder></text:span><text:span text:style-name="T69"><text:placeholder text:placeholder-type="text">&lt;/if&gt;</text:placeholder></text:span><text:span text:style-name="T69">, </text:span><text:span text:style-name="T69"><text:placeholder text:placeholder-type="text">&lt;if test="study.director_author_id"&gt;</text:placeholder></text:span><text:span text:style-name="T69"><text:placeholder text:placeholder-type="text">&lt;study.director_author_id.name&gt;</text:placeholder></text:span><text:span text:style-name="T69"><text:placeholder text:placeholder-type="text">&lt;/if&gt;</text:placeholder></text:span><text:span text:style-name="T69">, </text:span><text:span text:style-name="T69"><text:placeholder text:placeholder-type="text">&lt;study.number_of_pages&gt;</text:placeholder></text:span><text:soft-page-break/><text:span text:style-name="T69"> </text:span><text:span text:style-name="T70">pag, </text:span><text:span text:style-name="T70"><text:placeholder text:placeholder-type="text">&lt;if test="study.end_date"&gt;</text:placeholder></text:span><text:span text:style-name="T70"><text:placeholder text:placeholder-type="text">&lt;formatLang(study.end_date,date=True)&gt;</text:placeholder></text:span><text:span text:style-name="T70"><text:placeholder text:placeholder-type="text">&lt;/if&gt;</text:placeholder></text:span></text:p>
      <text:p text:style-name="P136"><text:placeholder text:placeholder-type="text">&lt;/for&gt;</text:placeholder></text:p>
      <text:p text:style-name="P27"/>
      <text:p text:style-name="P79"><text:span text:style-name="T28">16.6.2.</text:span><text:span text:style-name="T30"> </text:span><text:span text:style-name="T28">Pressão de vapor <text:s/>(Anexo </text:span><text:bookmark-start text:name="Text21"/><field:fieldmark-start text:name="__Fieldmark__20652_835763065" field:type=""/><text:span text:style-name="T28">16.</text:span><text:span text:style-name="T29">6.2</text:span><field:fieldmark-end/><text:bookmark-end text:name="Text21"/><text:span text:style-name="T28">)</text:span></text:p>
      <text:p text:style-name="P27"/>
      <text:p text:style-name="P128"><text:placeholder text:placeholder-type="text">&lt;for each="study in studies(o,  'Pressão vapor','approved')"&gt;</text:placeholder></text:p>
      <text:p text:style-name="P144"/>
      <text:p text:style-name="P66"><text:span text:style-name="T50">Resumo</text:span><text:span text:style-name="T49">: </text:span><text:span text:style-name="T53"><text:placeholder text:placeholder-type="text">&lt;insert_html(study.summary_pt)&gt;</text:placeholder></text:span></text:p>
      <text:p text:style-name="P34"/>
      <text:p text:style-name="P63"><text:span text:style-name="T50">Resultado</text:span><text:span text:style-name="T49">: </text:span><text:span text:style-name="T54"><text:placeholder text:placeholder-type="text">&lt;insert_html(study.result_pt)&gt;</text:placeholder></text:span></text:p>
      <text:p text:style-name="P26"/>
      <text:p text:style-name="P29">Ref.: <text:span text:style-name="T69"><text:placeholder text:placeholder-type="text">&lt;study.reference&gt;</text:placeholder></text:span><text:span text:style-name="T69">, </text:span><text:span text:style-name="T69"><text:placeholder text:placeholder-type="text">&lt;study.name&gt;</text:placeholder></text:span><text:span text:style-name="T69">, </text:span><text:span text:style-name="T69"><text:placeholder text:placeholder-type="text">&lt;if test="study.laboratory_id"&gt;</text:placeholder></text:span><text:span text:style-name="T69"><text:placeholder text:placeholder-type="text">&lt;study.laboratory_id.name&gt;</text:placeholder></text:span><text:span text:style-name="T69"><text:placeholder text:placeholder-type="text">&lt;/if&gt;</text:placeholder></text:span><text:span text:style-name="T69">, </text:span><text:span text:style-name="T69"><text:placeholder text:placeholder-type="text">&lt;if test="study.director_author_id"&gt;</text:placeholder></text:span><text:span text:style-name="T69"><text:placeholder text:placeholder-type="text">&lt;study.director_author_id.name&gt;</text:placeholder></text:span><text:span text:style-name="T69"><text:placeholder text:placeholder-type="text">&lt;/if&gt;</text:placeholder></text:span><text:span text:style-name="T69">, </text:span><text:span text:style-name="T69"><text:placeholder text:placeholder-type="text">&lt;study.number_of_pages&gt;</text:placeholder></text:span><text:span text:style-name="T69"> </text:span><text:span text:style-name="T70">pag, </text:span><text:span text:style-name="T70"><text:placeholder text:placeholder-type="text">&lt;if test="study.end_date"&gt;</text:placeholder></text:span><text:span text:style-name="T70"><text:placeholder text:placeholder-type="text">&lt;formatLang(study.end_date,date=True)&gt;</text:placeholder></text:span><text:span text:style-name="T70"><text:placeholder text:placeholder-type="text">&lt;/if&gt;</text:placeholder></text:span></text:p>
      <text:p text:style-name="P137"><text:placeholder text:placeholder-type="text">&lt;/for&gt;</text:placeholder></text:p>
      <text:p text:style-name="P140"/>
      <text:p text:style-name="P27"/>
      <text:p text:style-name="P79"><text:span text:style-name="T28">16.6.3.</text:span><text:span text:style-name="T30"> </text:span><text:span text:style-name="T28">Solubilidade em água</text:span><text:span text:style-name="T50"> </text:span><text:span text:style-name="T28">(Anexo </text:span><text:bookmark-start text:name="Text31"/><field:fieldmark-start text:name="__Fieldmark__20762_835763065" field:type=""/><text:span text:style-name="T28">16.</text:span><text:span text:style-name="T29">6.3</text:span><field:fieldmark-end/><text:bookmark-end text:name="Text31"/><text:span text:style-name="T28">)</text:span></text:p>
      <text:p text:style-name="P31"/>
      <text:p text:style-name="P129"><text:placeholder text:placeholder-type="text">&lt;for each="study in studies(o,  'Solubilidade/Miscibilidade','approved')"&gt;</text:placeholder></text:p>
      <text:p text:style-name="P142"/>
      <text:p text:style-name="P67"><text:span text:style-name="T50">Resumo</text:span><text:span text:style-name="T49">: </text:span><text:span text:style-name="T53"><text:placeholder text:placeholder-type="text">&lt;insert_html(study.summary_pt)&gt;</text:placeholder></text:span></text:p>
      <text:p text:style-name="P36"/>
      <text:p text:style-name="P64"><text:span text:style-name="T50">Resultado</text:span><text:span text:style-name="T49">: </text:span><text:span text:style-name="T54"><text:placeholder text:placeholder-type="text">&lt;insert_html(study.result_pt)&gt;</text:placeholder></text:span></text:p>
      <text:p text:style-name="P35"/>
      <text:p text:style-name="P32">Ref.: <text:span text:style-name="T71"><text:placeholder text:placeholder-type="text">&lt;study.reference&gt;</text:placeholder></text:span><text:span text:style-name="T71">, </text:span><text:span text:style-name="T71"><text:placeholder text:placeholder-type="text">&lt;study.name&gt;</text:placeholder></text:span><text:span text:style-name="T71">, </text:span><text:span text:style-name="T71"><text:placeholder text:placeholder-type="text">&lt;if test="study.laboratory_id"&gt;</text:placeholder></text:span><text:span text:style-name="T71"><text:placeholder text:placeholder-type="text">&lt;study.laboratory_id.name&gt;</text:placeholder></text:span><text:span text:style-name="T71"><text:placeholder text:placeholder-type="text">&lt;/if&gt;</text:placeholder></text:span><text:span text:style-name="T71">, </text:span><text:span text:style-name="T71"><text:placeholder text:placeholder-type="text">&lt;if test="study.director_author_id"&gt;</text:placeholder></text:span><text:span text:style-name="T71"><text:placeholder text:placeholder-type="text">&lt;study.director_author_id.name&gt;</text:placeholder></text:span><text:span text:style-name="T71"><text:placeholder text:placeholder-type="text">&lt;/if&gt;</text:placeholder></text:span><text:span text:style-name="T71">, </text:span><text:span text:style-name="T71"><text:placeholder text:placeholder-type="text">&lt;study.number_of_pages&gt;</text:placeholder></text:span><text:span text:style-name="T71"> </text:span><text:span text:style-name="T72">pag, </text:span><text:span text:style-name="T72"><text:placeholder text:placeholder-type="text">&lt;if test="study.end_date"&gt;</text:placeholder></text:span><text:span text:style-name="T72"><text:placeholder text:placeholder-type="text">&lt;formatLang(study.end_date,date=True)&gt;</text:placeholder></text:span><text:span text:style-name="T72"><text:placeholder text:placeholder-type="text">&lt;/if&gt;</text:placeholder></text:span></text:p>
      <text:p text:style-name="P138"><text:placeholder text:placeholder-type="text">&lt;/for&gt;</text:placeholder></text:p>
      <text:p text:style-name="P140"/>
      <text:p text:style-name="P22"/>
      <text:p text:style-name="P146"><text:span text:style-name="T17">16.6.4.</text:span><text:span text:style-name="T16"> </text:span><text:span text:style-name="T17">Coeficiente de partição N-octanol/água (Anexo </text:span><text:bookmark-start text:name="Text41"/><field:fieldmark-start text:name="__Fieldmark__20868_835763065" field:type=""/><text:span text:style-name="T17">16.6.</text:span><text:span text:style-name="T19">4</text:span><field:fieldmark-end/><text:bookmark-end text:name="Text41"/><text:span text:style-name="T17">)</text:span></text:p>
      <text:p text:style-name="P22"/>
      <text:p text:style-name="P130"><text:placeholder text:placeholder-type="text">&lt;for each="study in studies(o,  'Coeficiente de partição N-octanol/água','approved')"&gt;</text:placeholder></text:p>
      <text:p text:style-name="P143"/>
      <text:p text:style-name="P68"><text:span text:style-name="T50">Resumo</text:span><text:span text:style-name="T49">: </text:span><text:span text:style-name="T53"><text:placeholder text:placeholder-type="text">&lt;insert_html(study.summary_pt)&gt;</text:placeholder></text:span></text:p>
      <text:p text:style-name="P37"/>
      <text:p text:style-name="P65"><text:span text:style-name="T50">Resultado</text:span><text:span text:style-name="T49">: </text:span><text:span text:style-name="T54"><text:placeholder text:placeholder-type="text">&lt;insert_html(study.result_pt)&gt;</text:placeholder></text:span></text:p>
      <text:p text:style-name="P117"/>
      <text:p text:style-name="P33">Ref.: <text:span text:style-name="T71"><text:placeholder text:placeholder-type="text">&lt;study.reference&gt;</text:placeholder></text:span><text:span text:style-name="T71">, </text:span><text:span text:style-name="T71"><text:placeholder text:placeholder-type="text">&lt;study.name&gt;</text:placeholder></text:span><text:span text:style-name="T71">, </text:span><text:span text:style-name="T71"><text:placeholder text:placeholder-type="text">&lt;if test="study.laboratory_id"&gt;</text:placeholder></text:span><text:span text:style-name="T71"><text:placeholder text:placeholder-type="text">&lt;study.laboratory_id.name&gt;</text:placeholder></text:span><text:span text:style-name="T71"><text:placeholder text:placeholder-type="text">&lt;/if&gt;</text:placeholder></text:span><text:span text:style-name="T71">, </text:span><text:span text:style-name="T71"><text:placeholder text:placeholder-type="text">&lt;if test="study.director_author_id"&gt;</text:placeholder></text:span><text:span text:style-name="T71"><text:placeholder text:placeholder-type="text">&lt;study.director_author_id.name&gt;</text:placeholder></text:span><text:span text:style-name="T71"><text:placeholder text:placeholder-type="text">&lt;/if&gt;</text:placeholder></text:span><text:span text:style-name="T71">, </text:span><text:span text:style-name="T71"><text:placeholder text:placeholder-type="text">&lt;study.number_of_pages&gt;</text:placeholder></text:span><text:span text:style-name="T71"> </text:span><text:span text:style-name="T72">pag, </text:span><text:span text:style-name="T72"><text:placeholder text:placeholder-type="text">&lt;if test="study.end_date"&gt;</text:placeholder></text:span><text:span text:style-name="T72"><text:placeholder text:placeholder-type="text">&lt;formatLang(study.end_date,date=True)&gt;</text:placeholder></text:span><text:span text:style-name="T72"><text:placeholder text:placeholder-type="text">&lt;/if&gt;</text:placeholder></text:span></text:p>
      <text:p text:style-name="P139"><text:placeholder text:placeholder-type="text">&lt;/for&gt;</text:placeholder></text:p>
      <text:p text:style-name="P23"/>
      <text:p text:style-name="P75">17 – Outros dados, informações ou documentos exigidos em normas complementares:</text:p>
      <text:p text:style-name="P57"/>
      <text:p text:style-name="P76">17.1 – Modelo do requerimento do pleito para a publicação: </text:p>
      <text:p text:style-name="P48"><text:soft-page-break/></text:p>
      <text:p text:style-name="P16"><text:span text:style-name="T32">Segue modelo via impressa</text:span><text:span text:style-name="T33"> </text:span><text:span text:style-name="T25">(ANEXO 17.1) </text:span><text:span text:style-name="T32">e eletrônica (CD fixado à capa do requerimento)</text:span></text:p>
      <text:p text:style-name="P58"/>
      <text:p text:style-name="P79"><text:span text:style-name="T18">17.2 - CD com os arquivos eletrônicos </text:span><text:span text:style-name="T22">(fixado à capa do requerimento)</text:span><text:span text:style-name="T18">:</text:span></text:p>
      <text:p text:style-name="P44"/>
      <text:p text:style-name="P151">Cadastro no Estado</text:p>
      <text:p text:style-name="P151">Procuração Representante legal</text:p>
      <text:p text:style-name="P150">Requerimento</text:p>
      <text:p text:style-name="P150">RET</text:p>
      <text:p text:style-name="P150">Certificado de análise físico-químico</text:p>
      <text:p text:style-name="P150">Laudo técnico de redução de componentes</text:p>
      <text:p text:style-name="P150">Relatório Técnico</text:p>
      <text:p text:style-name="P150">Modelo de publicação de pleito</text:p>
      <text:p text:style-name="P150"/>
      <text:p text:style-name="P150"/>
      <text:p text:style-name="P190"><text:bookmark-end text:name="bkmNomeFabRaz21"/></text:p>
      <text:p text:style-name="P18"><text:span text:style-name="T45">Curitiba, </text:span><text:span text:style-name="T67"><text:date style:data-style-name="N76" text:date-value="2013-09-30T15:44:10" text:fixed="true">30 de setembro de 2013</text:date></text:span></text:p>
      <text:p text:style-name="P21"/>
      <text:p text:style-name="P21"/>
      <text:p text:style-name="P21"/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ALTA – América Latina Tecnologia Agrícola</text:p>
            <text:p text:style-name="P20"><text:span text:style-name="T60"><text:placeholder text:placeholder-type="text">&lt;o.proxy_id.function&gt;</text:placeholder></text:span><text:span text:style-name="T60"> </text:span><text:span text:style-name="T60"><text:placeholder text:placeholder-type="text">&lt;o.proxy_id.name&gt;</text:placeholder></text:span><text:span text:style-name="T60"> <text:s/></text:span><text:span text:style-name="T60"><text:placeholder text:placeholder-type="text">&lt;o.proxy_id.state_registration_code&gt;</text:placeholder></text:span></text:p>
            <text:p text:style-name="P20">Responsável Técnico e Representante Legal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 style:text-autospace="none"/>
      <style:text-properties style:use-window-font-color="true" style:font-name="Times New Roman" fo:font-size="12pt" fo:language="pt" fo:country="BR" style:letter-kerning="true" style:font-name-asian="Times New Roman" style:language-asian="ar" style:country-asian="SA" style:font-name-complex="Times New Roman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2_20_Char" style:display-name="Corpo de texto 2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color="#00000a" fo:font-weight="normal" style:font-weight-asian="normal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text-align="end" style:justify-single-word="false" fo:text-indent="0cm" style:auto-text-indent="false"/>
    </style:style>
    <style:style style:name="MP2" style:family="paragraph" style:parent-style-name="Header">
      <style:paragraph-properties fo:text-align="end" style:justify-single-word="false"/>
      <style:text-properties style:font-name="Arial" fo:font-size="8pt" style:font-size-asian="8pt" style:font-name-complex="Arial2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text-properties style:text-underline-style="solid" style:text-underline-type="double" style:text-underline-width="auto" style:text-underline-color="font-color"/>
    </style:style>
    <style:style style:name="MT1" style:family="text">
      <style:text-properties fo:color="#000000"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style style:name="MT2" style:family="text">
      <style:text-properties style:font-name="Arial" fo:font-size="10pt" fo:language="pt" fo:country="PT" fo:font-weight="bold" fo:background-color="transparent" style:font-size-asian="10pt" style:font-weight-asian="bold" style:font-name-complex="Arial2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ame"/><text:span text:style-name="MT1"><text:placeholder text:placeholder-type="text">&lt;o.technical_product_id.name&gt;</text:placeholder></text:span><text:span text:style-name="MT2"> </text:span><text:bookmark-end text:name="bkmHeaderName"/></text:p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6</meta:editing-cycles>
    <meta:print-date>2010-04-08T17:39:00</meta:print-date>
    <meta:creation-date>2013-06-25T13:36:53</meta:creation-date>
    <dc:date>2013-10-10T17:23:57</dc:date>
    <meta:editing-duration>PT10H31M27S</meta:editing-duration>
    <meta:generator>LibreOffice/4.0.2.2$Linux_X86_64 LibreOffice_project/400m0$Build-2</meta:generator>
    <dc:creator>Juan Scarafía</dc:creator>
    <meta:document-statistic meta:table-count="2" meta:image-count="0" meta:object-count="0" meta:page-count="8" meta:paragraph-count="200" meta:word-count="1547" meta:character-count="15142" meta:non-whitespace-character-count="13744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-PTE.dotx" xlink:href=""/>
  </office:meta>
</office:document-meta>
</file>